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7c56" officeooo:paragraph-rsid="00187c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va mudanç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3:30:47.630000000</meta:creation-date>
    <dc:date>2019-08-28T14:47:29.349000000</dc:date>
    <meta:editing-duration>PT18M51S</meta:editing-duration>
    <meta:editing-cycles>4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